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200000001673D3E25995A1D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fo:margin-left="0.402cm" fo:margin-top="0cm" fo:margin-bottom="0cm" table:align="left" style:writing-mode="lr-tb"/>
    </style:style>
    <style:style style:name="Таблица1.A" style:family="table-column">
      <style:table-column-properties style:column-width="5.14cm"/>
    </style:style>
    <style:style style:name="Таблица1.B" style:family="table-column">
      <style:table-column-properties style:column-width="7.082cm"/>
    </style:style>
    <style:style style:name="Таблица1.C" style:family="table-column">
      <style:table-column-properties style:column-width="4.281cm"/>
    </style:style>
    <style:style style:name="Таблица1.1" style:family="table-row">
      <style:table-row-properties style:min-row-height="0.58cm" fo:keep-together="auto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min-row-height="0.557cm" fo:keep-together="auto"/>
    </style:style>
    <style:style style:name="Таблица2" style:family="table">
      <style:table-properties style:width="16.676cm" fo:margin-left="0.402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1.035cm"/>
    </style:style>
    <style:style style:name="Таблица2.C" style:family="table-column">
      <style:table-column-properties style:column-width="4.981cm"/>
    </style:style>
    <style:style style:name="Таблица2.1" style:family="table-row">
      <style:table-row-properties style:min-row-height="0.885cm" fo:keep-together="auto"/>
    </style:style>
    <style:style style:name="Таблица2.A1" style:family="table-cell">
      <style:table-cell-properties fo:padding="0cm" fo:border="none"/>
    </style:style>
    <style:style style:name="Таблица2.2" style:family="table-row">
      <style:table-row-properties style:min-row-height="0.864cm" fo:keep-together="auto"/>
    </style:style>
    <style:style style:name="Таблица2.3" style:family="table-row">
      <style:table-row-properties style:min-row-height="0.48cm" fo:keep-together="auto"/>
    </style:style>
    <style:style style:name="Таблица2.4" style:family="table-row">
      <style:table-row-properties style:min-row-height="0.651cm" fo:keep-together="auto"/>
    </style:style>
    <style:style style:name="Таблица2.A4" style:family="table-cell">
      <style:table-cell-properties fo:padding="0cm" fo:border-left="none" fo:border-right="none" fo:border-top="none" fo:border-bottom="0.75pt solid #000000"/>
    </style:style>
    <style:style style:name="Таблица2.5" style:family="table-row">
      <style:table-row-properties style:min-row-height="0.46cm" fo:keep-together="auto"/>
    </style:style>
    <style:style style:name="Таблица2.A5" style:family="table-cell">
      <style:table-cell-properties fo:padding="0cm" fo:border-left="none" fo:border-right="none" fo:border-top="0.75pt solid #000000" fo:border-bottom="none"/>
    </style:style>
    <style:style style:name="Таблица2.6" style:family="table-row">
      <style:table-row-properties style:min-row-height="0.677cm" fo:keep-together="auto"/>
    </style:style>
    <style:style style:name="Таблица2.7" style:family="table-row">
      <style:table-row-properties style:min-row-height="0.367cm" fo:keep-together="auto"/>
    </style:style>
    <style:style style:name="Таблица3" style:family="table">
      <style:table-properties style:width="17.761cm" fo:margin-left="0.402cm" fo:margin-top="0cm" fo:margin-bottom="0cm" table:align="left" style:writing-mode="lr-tb"/>
    </style:style>
    <style:style style:name="Таблица3.A" style:family="table-column">
      <style:table-column-properties style:column-width="13.286cm"/>
    </style:style>
    <style:style style:name="Таблица3.B" style:family="table-column">
      <style:table-column-properties style:column-width="1.808cm"/>
    </style:style>
    <style:style style:name="Таблица3.C" style:family="table-column">
      <style:table-column-properties style:column-width="2.667cm"/>
    </style:style>
    <style:style style:name="Таблица3.1" style:family="table-row">
      <style:table-row-properties style:min-row-height="0.557cm" fo:keep-together="auto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393cm" fo:margin-left="0.217cm" fo:margin-top="0cm" fo:margin-bottom="0cm" table:align="left" style:writing-mode="lr-tb"/>
    </style:style>
    <style:style style:name="Таблица4.A" style:family="table-column">
      <style:table-column-properties style:column-width="10.605cm"/>
    </style:style>
    <style:style style:name="Таблица4.B" style:family="table-column">
      <style:table-column-properties style:column-width="4.787cm"/>
    </style:style>
    <style:style style:name="Таблица4.1" style:family="table-row">
      <style:table-row-properties style:min-row-height="0.605cm" fo:keep-together="auto"/>
    </style:style>
    <style:style style:name="Таблица4.A1" style:family="table-cell">
      <style:table-cell-properties fo:padding="0cm" fo:border-left="none" fo:border-right="none" fo:border-top="none" fo:border-bottom="0.75pt solid #000000"/>
    </style:style>
    <style:style style:name="Таблица4.B1" style:family="table-cell">
      <style:table-cell-properties fo:padding="0cm" fo:border="none"/>
    </style:style>
    <style:style style:name="Таблица4.2" style:family="table-row">
      <style:table-row-properties style:min-row-height="0.367cm" fo:keep-together="auto"/>
    </style:style>
    <style:style style:name="Таблица4.A2" style:family="table-cell">
      <style:table-cell-properties fo:padding="0cm" fo:border-left="none" fo:border-right="none" fo:border-top="0.75pt solid #000000" fo:border-bottom="none"/>
    </style:style>
    <style:style style:name="P1" style:family="paragraph" style:parent-style-name="Frame_20_contents">
      <style:paragraph-properties fo:margin-left="2.394cm" fo:margin-right="0cm" fo:margin-top="0.023cm" fo:margin-bottom="0cm" style:contextual-spacing="false" fo:line-height="0.561cm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cm" fo:margin-bottom="0cm" style:contextual-spacing="false" fo:line-height="0.561cm" fo:text-align="start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1.616cm" fo:margin-right="0cm" fo:margin-top="0.014cm" fo:margin-bottom="0cm" style:contextual-spacing="false" fo:line-height="100%" fo:text-align="start" style:justify-single-word="false" fo:text-indent="-0.877cm" style:auto-text-indent="false">
        <style:tab-stops>
          <style:tab-stop style:position="1.617cm"/>
        </style:tab-stops>
      </style:paragraph-properties>
    </style:style>
    <style:style style:name="P4" style:family="paragraph" style:parent-style-name="List_20_Paragraph" style:list-style-name="WWNum1">
      <style:paragraph-properties fo:margin-left="0.741cm" fo:margin-right="3.637cm" fo:margin-top="0.101cm" fo:margin-bottom="0cm" style:contextual-spacing="false" fo:line-height="98%" fo:text-align="start" style:justify-single-word="false" fo:text-indent="0cm" style:auto-text-indent="false">
        <style:tab-stops>
          <style:tab-stop style:position="1.247cm"/>
        </style:tab-stops>
      </style:paragraph-properties>
      <style:text-properties officeooo:paragraph-rsid="00133948"/>
    </style:style>
    <style:style style:name="P5" style:family="paragraph" style:parent-style-name="List_20_Paragraph" style:list-style-name="WWNum1">
      <style:paragraph-properties fo:margin-left="0.741cm" fo:margin-right="10.702cm" fo:margin-top="0cm" fo:margin-bottom="0cm" style:contextual-spacing="false" fo:line-height="98%" fo:text-align="start" style:justify-single-word="false" fo:text-indent="0cm" style:auto-text-indent="false">
        <style:tab-stops>
          <style:tab-stop style:position="1.221cm"/>
        </style:tab-stops>
      </style:paragraph-properties>
    </style:style>
    <style:style style:name="P6" style:family="paragraph" style:parent-style-name="List_20_Paragraph" style:list-style-name="WWNum1">
      <style:paragraph-properties fo:margin-left="1.219cm" fo:margin-right="0cm" fo:margin-top="0.504cm" fo:margin-bottom="0cm" style:contextual-spacing="false" fo:line-height="0.561cm" fo:text-align="start" style:justify-single-word="false" fo:text-indent="-0.48cm" style:auto-text-indent="false">
        <style:tab-stops>
          <style:tab-stop style:position="1.221cm"/>
        </style:tab-stops>
      </style:paragraph-properties>
    </style:style>
    <style:style style:name="P7" style:family="paragraph" style:parent-style-name="List_20_Paragraph" style:list-style-name="WWNum1">
      <style:paragraph-properties fo:margin-left="1.616cm" fo:margin-right="0cm" fo:margin-top="0cm" fo:margin-bottom="0cm" style:contextual-spacing="false" fo:line-height="0.561cm" fo:text-align="start" style:justify-single-word="false" fo:text-indent="-0.877cm" style:auto-text-indent="false">
        <style:tab-stops>
          <style:tab-stop style:position="1.617cm"/>
        </style:tab-stops>
      </style:paragraph-properties>
    </style:style>
    <style:style style:name="P8" style:family="paragraph" style:parent-style-name="Standard">
      <style:paragraph-properties fo:margin-left="0.741cm" fo:margin-right="0cm" fo:margin-top="0.377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741cm" fo:margin-right="0cm" fo:margin-top="0.169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.74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7.629cm"/>
        </style:tab-stops>
      </style:paragraph-properties>
    </style:style>
    <style:style style:name="P11" style:family="paragraph" style:parent-style-name="Standard">
      <style:paragraph-properties fo:margin-left="7.498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4.093cm"/>
        </style:tab-stops>
      </style:paragraph-properties>
    </style:style>
    <style:style style:name="P12" style:family="paragraph" style:parent-style-name="Standard">
      <style:paragraph-properties fo:margin-left="3.205cm" fo:margin-right="0cm" fo:margin-top="0.162cm" fo:margin-bottom="0cm" style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0.27cm" fo:margin-right="0cm" fo:margin-top="0cm" fo:margin-bottom="0cm" style:contextual-spacing="false" fo:text-align="start" style:justify-single-word="false" fo:text-indent="0cm" style:auto-text-indent="false">
        <style:tab-stops>
          <style:tab-stop style:position="5.489cm"/>
        </style:tab-stops>
      </style:paragraph-properties>
    </style:style>
    <style:style style:name="P14" style:family="paragraph" style:parent-style-name="Standard">
      <style:paragraph-properties fo:margin-left="5.399cm" fo:margin-right="3.918cm" fo:margin-top="0.03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5.399cm" fo:margin-right="4.881cm" fo:margin-top="0.162cm" fo:margin-bottom="0cm" style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.741cm" fo:margin-right="0cm" fo:margin-top="0cm" fo:margin-bottom="0cm" style:contextual-spacing="false" fo:line-height="0.529cm" fo:text-align="start" style:justify-single-word="false" fo:text-indent="0cm" style:auto-text-indent="false"/>
    </style:style>
    <style:style style:name="P17" style:family="paragraph" style:parent-style-name="Table_20_Paragraph">
      <style:paragraph-properties fo:margin-left="0.353cm" fo:margin-right="0cm" fo:line-height="0.547cm" fo:orphans="0" fo:widows="0" fo:text-indent="0cm" style:auto-text-indent="false"/>
      <style:text-properties fo:font-size="14pt" style:font-size-asian="14pt"/>
    </style:style>
    <style:style style:name="P18" style:family="paragraph" style:parent-style-name="Table_20_Paragraph">
      <style:paragraph-properties fo:margin-left="0.353cm" fo:margin-right="0cm" fo:line-height="0.522cm" fo:orphans="0" fo:widows="0" fo:text-indent="0cm" style:auto-text-indent="false"/>
      <style:text-properties fo:font-size="14pt" style:font-size-asian="14pt"/>
    </style:style>
    <style:style style:name="P19" style:family="paragraph" style:parent-style-name="Table_20_Paragraph">
      <style:paragraph-properties fo:margin-left="0.353cm" fo:margin-right="-0.661cm" fo:line-height="0.522cm" fo:orphans="0" fo:widows="0" fo:text-indent="0cm" style:auto-text-indent="false">
        <style:tab-stops>
          <style:tab-stop style:position="13.093cm"/>
          <style:tab-stop style:position="13.942cm"/>
        </style:tab-stops>
      </style:paragraph-properties>
      <style:text-properties fo:font-size="14pt" style:font-size-asian="14pt"/>
    </style:style>
    <style:style style:name="P20" style:family="paragraph" style:parent-style-name="Table_20_Paragraph">
      <style:paragraph-properties fo:margin-left="0.654cm" fo:margin-right="-0.534cm" fo:line-height="0.522cm" fo:orphans="0" fo:widows="0" fo:text-indent="0cm" style:auto-text-indent="false">
        <style:tab-stops>
          <style:tab-stop style:position="2.323cm"/>
        </style:tab-stops>
      </style:paragraph-properties>
      <style:text-properties fo:font-size="14pt" style:font-size-asian="14pt"/>
    </style:style>
    <style:style style:name="P21" style:family="paragraph" style:parent-style-name="Table_20_Paragraph">
      <style:paragraph-properties fo:margin-left="0.623cm" fo:margin-right="0cm" fo:line-height="0.522cm" fo:orphans="0" fo:widows="0" fo:text-indent="0cm" style:auto-text-indent="false"/>
      <style:text-properties fo:font-size="14pt" style:font-size-asian="14pt"/>
    </style:style>
    <style:style style:name="P22" style:family="paragraph" style:parent-style-name="Table_20_Paragraph">
      <style:paragraph-properties fo:margin-left="0.353cm" fo:margin-right="0cm" fo:line-height="0.556cm" fo:orphans="0" fo:widows="0" fo:text-indent="0cm" style:auto-text-indent="false">
        <style:tab-stops>
          <style:tab-stop style:position="8.283cm"/>
        </style:tab-stops>
      </style:paragraph-properties>
      <style:text-properties fo:font-size="14pt" style:font-size-asian="14pt"/>
    </style:style>
    <style:style style:name="P23" style:family="paragraph" style:parent-style-name="Table_20_Paragraph">
      <style:paragraph-properties fo:margin-left="0.353cm" fo:margin-right="0cm" fo:line-height="0.556cm" fo:orphans="0" fo:widows="0" fo:text-indent="0cm" style:auto-text-indent="false"/>
      <style:text-properties fo:font-size="14pt" style:font-size-asian="14pt"/>
    </style:style>
    <style:style style:name="P24" style:family="paragraph" style:parent-style-name="Table_20_Paragraph">
      <style:paragraph-properties fo:margin-left="1.482cm" fo:margin-right="0cm" fo:line-height="0.556cm" fo:orphans="0" fo:widows="0" fo:text-indent="0cm" style:auto-text-indent="false"/>
      <style:text-properties fo:font-size="14pt" style:font-size-asian="14pt"/>
    </style:style>
    <style:style style:name="P25" style:family="paragraph" style:parent-style-name="Table_20_Paragraph">
      <style:paragraph-properties fo:margin-left="0.353cm" fo:margin-right="-0.127cm" fo:margin-top="0.266cm" fo:margin-bottom="0cm" style:contextual-spacing="false" fo:line-height="0.564cm" fo:orphans="0" fo:widows="0" fo:text-indent="0cm" style:auto-text-indent="false">
        <style:tab-stops>
          <style:tab-stop style:position="4.272cm"/>
          <style:tab-stop style:position="10.774cm"/>
        </style:tab-stops>
      </style:paragraph-properties>
      <style:text-properties fo:font-size="14pt" style:font-size-asian="14pt"/>
    </style:style>
    <style:style style:name="P26" style:family="paragraph" style:parent-style-name="Table_20_Paragraph">
      <style:paragraph-properties fo:margin-left="0.219cm" fo:margin-right="0cm" fo:margin-top="0.037cm" fo:margin-bottom="0cm" style:contextual-spacing="false" fo:text-align="center" style:justify-single-word="false" fo:orphans="0" fo:widows="0" fo:text-indent="0cm" style:auto-text-indent="false">
        <style:tab-stops>
          <style:tab-stop style:position="0.88cm"/>
          <style:tab-stop style:position="3.955cm"/>
        </style:tab-stops>
      </style:paragraph-properties>
      <style:text-properties fo:font-size="12.5pt" style:font-size-asian="12.5pt"/>
    </style:style>
    <style:style style:name="P27" style:family="paragraph" style:parent-style-name="Table_20_Paragraph">
      <style:paragraph-properties fo:margin-left="0.953cm" fo:margin-right="-0.28cm" fo:margin-top="0.037cm" fo:margin-bottom="0cm" style:contextual-spacing="false" fo:text-align="center" style:justify-single-word="false" fo:orphans="0" fo:widows="0" fo:text-indent="0cm" style:auto-text-indent="false">
        <style:tab-stops>
          <style:tab-stop style:position="4.553cm"/>
        </style:tab-stops>
      </style:paragraph-properties>
      <style:text-properties fo:font-size="12.5pt" style:font-size-asian="12.5pt"/>
    </style:style>
    <style:style style:name="P28" style:family="paragraph" style:parent-style-name="Table_20_Paragraph">
      <style:paragraph-properties fo:margin-left="-0.004cm" fo:margin-right="0.002cm" fo:margin-top="0.316cm" fo:margin-bottom="0cm" style:contextual-spacing="false" fo:text-align="center" style:justify-single-word="false" fo:orphans="0" fo:widows="0" fo:text-indent="0cm" style:auto-text-indent="false">
        <style:tab-stops>
          <style:tab-stop style:position="1.48cm"/>
          <style:tab-stop style:position="4.978cm"/>
        </style:tab-stops>
      </style:paragraph-properties>
      <style:text-properties fo:font-size="12.5pt" style:font-size-asian="12.5pt"/>
    </style:style>
    <style:style style:name="P29" style:family="paragraph" style:parent-style-name="Table_20_Paragraph">
      <style:paragraph-properties fo:margin-left="0.975cm" fo:margin-right="1.004cm" fo:margin-top="0.083cm" fo:margin-bottom="0cm" style:contextual-spacing="false" fo:text-align="center" style:justify-single-word="false" fo:orphans="0" fo:widows="0" fo:text-indent="0cm" style:auto-text-indent="false"/>
      <style:text-properties fo:font-size="12.5pt" style:font-size-asian="12.5pt"/>
    </style:style>
    <style:style style:name="P30" style:family="paragraph" style:parent-style-name="Table_20_Paragraph">
      <style:paragraph-properties fo:margin-left="0.974cm" fo:margin-right="1.004cm" fo:margin-top="0.083cm" fo:margin-bottom="0cm" style:contextual-spacing="false" fo:text-align="center" style:justify-single-word="false" fo:orphans="0" fo:widows="0" fo:text-indent="0cm" style:auto-text-indent="false"/>
      <style:text-properties fo:font-size="12.5pt" style:font-size-asian="12.5pt"/>
    </style:style>
    <style:style style:name="P31" style:family="paragraph" style:parent-style-name="Table_20_Paragraph">
      <style:paragraph-properties fo:margin-left="0.014cm" fo:margin-right="0cm" fo:margin-top="0.162cm" fo:margin-bottom="0cm" style:contextual-spacing="false" fo:line-height="0.36cm" fo:text-align="center" style:justify-single-word="false" fo:orphans="0" fo:widows="0" fo:text-indent="0cm" style:auto-text-indent="false"/>
      <style:text-properties fo:font-size="9.5pt" style:font-size-asian="9.5pt"/>
    </style:style>
    <style:style style:name="P32" style:family="paragraph" style:parent-style-name="Table_20_Paragraph">
      <style:paragraph-properties fo:margin-left="1.524cm" fo:margin-right="0.316cm" fo:margin-top="0.162cm" fo:margin-bottom="0cm" style:contextual-spacing="false" fo:line-height="0.36cm" fo:text-align="center" style:justify-single-word="false" fo:orphans="0" fo:widows="0" fo:text-indent="0cm" style:auto-text-indent="false"/>
      <style:text-properties fo:font-size="9.5pt" style:font-size-asian="9.5pt"/>
    </style:style>
    <style:style style:name="P33" style:family="paragraph" style:parent-style-name="Table_20_Paragraph">
      <style:paragraph-properties fo:margin-left="6.313cm" fo:margin-right="0cm" fo:line-height="0.385cm" fo:orphans="0" fo:widows="0" fo:text-indent="0cm" style:auto-text-indent="false"/>
      <style:text-properties fo:font-size="9.5pt" style:font-size-asian="9.5pt"/>
    </style:style>
    <style:style style:name="P34" style:family="paragraph" style:parent-style-name="Table_20_Paragraph">
      <style:paragraph-properties fo:margin-left="0.99cm" fo:margin-right="1.004cm" fo:line-height="0.385cm" fo:text-align="center" style:justify-single-word="false" fo:orphans="0" fo:widows="0" fo:text-indent="0cm" style:auto-text-indent="false"/>
      <style:text-properties fo:font-size="9.5pt" style:font-size-asian="9.5pt"/>
    </style:style>
    <style:style style:name="P35" style:family="paragraph" style:parent-style-name="Table_20_Paragraph">
      <style:paragraph-properties fo:margin-left="6.313cm" fo:margin-right="0cm" fo:line-height="0.363cm" fo:orphans="0" fo:widows="0" fo:text-indent="0cm" style:auto-text-indent="false"/>
      <style:text-properties fo:font-size="9.5pt" style:font-size-asian="9.5pt"/>
    </style:style>
    <style:style style:name="P36" style:family="paragraph" style:parent-style-name="Table_20_Paragraph">
      <style:paragraph-properties fo:margin-left="0.99cm" fo:margin-right="1.004cm" fo:line-height="0.363cm" fo:text-align="center" style:justify-single-word="false" fo:orphans="0" fo:widows="0" fo:text-indent="0cm" style:auto-text-indent="false"/>
      <style:text-properties fo:font-size="9.5pt" style:font-size-asian="9.5pt"/>
    </style:style>
    <style:style style:name="P37" style:family="paragraph" style:parent-style-name="Table_20_Paragraph">
      <style:paragraph-properties fo:margin-left="6.313cm" fo:margin-right="0cm" fo:line-height="0.332cm" fo:orphans="0" fo:widows="0" fo:text-indent="0cm" style:auto-text-indent="false"/>
      <style:text-properties fo:font-size="9.5pt" style:font-size-asian="9.5pt"/>
    </style:style>
    <style:style style:name="P38" style:family="paragraph" style:parent-style-name="Table_20_Paragraph">
      <style:paragraph-properties fo:margin-left="1.376cm" fo:margin-right="0cm" fo:line-height="0.332cm" fo:orphans="0" fo:widows="0" fo:text-indent="0cm" style:auto-text-indent="false"/>
      <style:text-properties fo:font-size="9.5pt" style:font-size-asian="9.5pt"/>
    </style:style>
    <style:style style:name="P39" style:family="paragraph" style:parent-style-name="Table_20_Paragraph">
      <style:paragraph-properties fo:margin-left="0.99cm" fo:margin-right="1.004cm" fo:line-height="0.332cm" fo:text-align="center" style:justify-single-word="false" fo:orphans="0" fo:widows="0" fo:text-indent="0cm" style:auto-text-indent="false"/>
      <style:text-properties fo:font-size="9.5pt" style:font-size-asian="9.5pt"/>
    </style:style>
    <style:style style:name="P40" style:family="paragraph" style:parent-style-name="Table_20_Paragraph">
      <style:paragraph-properties fo:margin-left="0cm" fo:margin-right="0.279cm" fo:line-height="0.33cm" fo:text-align="end" style:justify-single-word="false" fo:orphans="0" fo:widows="0" fo:text-indent="0cm" style:auto-text-indent="false"/>
      <style:text-properties fo:font-size="9.5pt" style:font-size-asian="9.5pt"/>
    </style:style>
    <style:style style:name="P41" style:family="paragraph" style:parent-style-name="Table_20_Paragraph">
      <style:paragraph-properties fo:orphans="0" fo:widows="0"/>
      <style:text-properties fo:font-size="12pt" style:font-size-asian="12pt"/>
    </style:style>
    <style:style style:name="P42" style:family="paragraph" style:parent-style-name="Table_20_Paragraph">
      <style:paragraph-properties fo:orphans="0" fo:widows="0"/>
      <style:text-properties fo:font-size="10pt" style:font-size-asian="10pt"/>
    </style:style>
    <style:style style:name="P43" style:family="paragraph" style:parent-style-name="Table_20_Paragraph">
      <style:paragraph-properties fo:orphans="0" fo:widows="0"/>
      <style:text-properties fo:font-size="9pt" style:font-size-asian="9pt"/>
    </style:style>
    <style:style style:name="P44" style:family="paragraph" style:parent-style-name="Table_20_Paragraph">
      <style:paragraph-properties fo:orphans="0" fo:widows="0"/>
      <style:text-properties fo:font-size="7pt" style:font-size-asian="7pt"/>
    </style:style>
    <style:style style:name="P45" style:family="paragraph" style:parent-style-name="Text_20_body" style:master-page-name="Standard">
      <style:paragraph-properties fo:margin-top="0.019cm" fo:margin-bottom="0cm" style:contextual-spacing="false" style:page-number="auto"/>
      <style:text-properties fo:font-size="10.5pt" style:font-size-asian="10.5pt"/>
    </style:style>
    <style:style style:name="P46" style:family="paragraph" style:parent-style-name="Text_20_body">
      <style:paragraph-properties fo:margin-left="0.741cm" fo:margin-right="1.277cm" fo:margin-top="0.593cm" fo:margin-bottom="0cm" style:contextual-spacing="false" fo:line-height="106%" fo:text-indent="0cm" style:auto-text-indent="false"/>
    </style:style>
    <style:style style:name="P47" style:family="paragraph" style:parent-style-name="Text_20_body">
      <style:text-properties fo:font-size="16pt" style:font-size-asian="16pt"/>
    </style:style>
    <style:style style:name="P48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49" style:family="paragraph" style:parent-style-name="Text_20_body">
      <style:text-properties fo:font-size="11pt" style:font-size-asian="11pt"/>
    </style:style>
    <style:style style:name="P50" style:family="paragraph" style:parent-style-name="Text_20_body">
      <style:paragraph-properties fo:margin-left="0.741cm" fo:margin-right="0cm" fo:margin-top="0.236cm" fo:margin-bottom="0cm" style:contextual-spacing="false" fo:text-indent="0cm" style:auto-text-indent="false"/>
    </style:style>
    <style:style style:name="P51" style:family="paragraph" style:parent-style-name="Text_20_body">
      <style:paragraph-properties fo:margin-left="0.741cm" fo:margin-right="0cm" fo:margin-top="0.002cm" fo:margin-bottom="0cm" style:contextual-spacing="false" fo:text-indent="0cm" style:auto-text-indent="false"/>
    </style:style>
    <style:style style:name="P52" style:family="paragraph" style:parent-style-name="Text_20_body">
      <style:paragraph-properties fo:margin-left="0.741cm" fo:margin-right="0cm" fo:margin-top="0.067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0.741cm" fo:margin-right="0cm" fo:margin-top="0.164cm" fo:margin-bottom="0cm" style:contextual-spacing="false" fo:text-indent="0cm" style:auto-text-indent="false"/>
    </style:style>
    <style:style style:name="P54" style:family="paragraph" style:parent-style-name="Text_20_body">
      <style:text-properties fo:font-size="10pt" style:font-size-asian="10pt"/>
    </style:style>
    <style:style style:name="P55" style:family="paragraph" style:parent-style-name="Text_20_body">
      <style:paragraph-properties fo:line-height="5%"/>
      <style:text-properties fo:font-size="10pt" style:font-size-asian="10pt"/>
    </style:style>
    <style:style style:name="P56" style:family="paragraph" style:parent-style-name="Text_20_body" style:master-page-name="Converted1">
      <style:paragraph-properties fo:margin-top="0.004cm" fo:margin-bottom="0cm" style:contextual-spacing="false" style:page-number="auto"/>
      <style:text-properties fo:font-size="10pt" style:font-size-asian="10pt"/>
    </style:style>
    <style:style style:name="P57" style:family="paragraph" style:parent-style-name="Text_20_body">
      <style:paragraph-properties fo:break-before="column"/>
      <style:text-properties fo:font-size="10pt" style:font-size-asian="10pt"/>
    </style:style>
    <style:style style:name="P58" style:family="paragraph" style:parent-style-name="Text_20_body">
      <style:paragraph-properties fo:margin-top="0.018cm" fo:margin-bottom="0.002cm" style:contextual-spacing="false"/>
      <style:text-properties fo:font-size="7pt" style:font-size-asian="7pt"/>
    </style:style>
    <style:style style:name="P59" style:family="paragraph" style:parent-style-name="Text_20_body">
      <style:paragraph-properties fo:margin-top="0.005cm" fo:margin-bottom="0cm" style:contextual-spacing="false"/>
      <style:text-properties fo:font-size="7pt" style:font-size-asian="7pt"/>
    </style:style>
    <style:style style:name="P60" style:family="paragraph" style:parent-style-name="Text_20_body">
      <style:paragraph-properties fo:margin-top="0.002cm" fo:margin-bottom="0cm" style:contextual-spacing="false"/>
      <style:text-properties fo:font-size="8pt" style:font-size-asian="8pt"/>
    </style:style>
    <style:style style:name="P61" style:family="paragraph" style:parent-style-name="Text_20_body">
      <style:paragraph-properties fo:margin-top="0.004cm" fo:margin-bottom="0cm" style:contextual-spacing="false"/>
      <style:text-properties fo:font-size="8pt" style:font-size-asian="8pt"/>
    </style:style>
    <style:style style:name="P62" style:family="paragraph" style:parent-style-name="Text_20_body">
      <style:paragraph-properties fo:margin-top="0.018cm" fo:margin-bottom="0cm" style:contextual-spacing="false"/>
      <style:text-properties fo:font-size="8pt" style:font-size-asian="8pt"/>
    </style:style>
    <style:style style:name="P63" style:family="paragraph" style:parent-style-name="Text_20_body">
      <style:paragraph-properties fo:margin-left="0.741cm" fo:margin-right="0cm" fo:margin-top="0.164cm" fo:margin-bottom="0cm" style:contextual-spacing="false" fo:text-indent="0cm" style:auto-text-indent="false">
        <style:tab-stops>
          <style:tab-stop style:position="7.294cm"/>
          <style:tab-stop style:position="13.668cm"/>
        </style:tab-stops>
      </style:paragraph-properties>
    </style:style>
    <style:style style:name="P64" style:family="paragraph" style:parent-style-name="Text_20_body">
      <style:paragraph-properties fo:margin-top="0.004cm" fo:margin-bottom="0cm" style:contextual-spacing="false"/>
      <style:text-properties fo:font-size="6.5pt" style:font-size-asian="6.5pt"/>
    </style:style>
    <style:style style:name="P65" style:family="paragraph" style:parent-style-name="Text_20_body">
      <style:paragraph-properties fo:margin-top="0.012cm" fo:margin-bottom="0cm" style:contextual-spacing="false"/>
      <style:text-properties fo:font-size="6.5pt" style:font-size-asian="6.5pt"/>
    </style:style>
    <style:style style:name="P66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67" style:family="paragraph" style:parent-style-name="Text_20_body">
      <style:paragraph-properties fo:margin-left="5.399cm" fo:margin-right="4.648cm" fo:margin-top="0.164cm" fo:margin-bottom="0cm" style:contextual-spacing="false" fo:text-align="center" style:justify-single-word="false" fo:text-indent="0cm" style:auto-text-indent="false"/>
    </style:style>
    <style:style style:name="P68" style:family="paragraph" style:parent-style-name="Text_20_body">
      <style:paragraph-properties fo:margin-left="0.035cm" fo:margin-right="0cm" fo:margin-top="0.023cm" fo:margin-bottom="0cm" style:contextual-spacing="false" fo:text-indent="0cm" style:auto-text-indent="false"/>
    </style:style>
    <style:style style:name="P69" style:family="paragraph" style:parent-style-name="Text_20_body">
      <style:paragraph-properties fo:margin-top="0.004cm" fo:margin-bottom="0cm" style:contextual-spacing="false"/>
      <style:text-properties fo:font-size="15pt" style:font-size-asian="15pt"/>
    </style:style>
    <style:style style:name="P70" style:family="paragraph" style:parent-style-name="Text_20_body">
      <style:paragraph-properties fo:margin-left="1.96cm" fo:margin-right="0cm" fo:margin-top="0.074cm" fo:margin-bottom="0cm" style:contextual-spacing="false" fo:text-indent="0cm" style:auto-text-indent="false"/>
    </style:style>
    <style:style style:name="P71" style:family="paragraph" style:parent-style-name="Text_20_body">
      <style:paragraph-properties fo:margin-left="0.741cm" fo:margin-right="0cm" fo:line-height="0.533cm" fo:text-indent="0cm" style:auto-text-indent="false"/>
    </style:style>
    <style:style style:name="P72" style:family="paragraph" style:parent-style-name="Text_20_body">
      <style:paragraph-properties fo:margin-left="0.741cm" fo:margin-right="0cm" fo:margin-top="0.173cm" fo:margin-bottom="0cm" style:contextual-spacing="false" fo:line-height="0.642cm" fo:text-indent="0cm" style:auto-text-indent="false"/>
    </style:style>
    <style:style style:name="P73" style:family="paragraph" style:parent-style-name="Text_20_body">
      <style:paragraph-properties fo:margin-left="0.741cm" fo:margin-right="0cm" fo:line-height="0.561cm" fo:text-indent="0cm" style:auto-text-indent="false"/>
    </style:style>
    <style:style style:name="P74" style:family="paragraph" style:parent-style-name="Text_20_body">
      <style:paragraph-properties fo:margin-left="0.741cm" fo:margin-right="0cm" fo:line-height="0.556cm" fo:text-indent="0cm" style:auto-text-indent="false"/>
    </style:style>
    <style:style style:name="P75" style:family="paragraph" style:parent-style-name="Text_20_body">
      <style:paragraph-properties fo:margin-left="0.741cm" fo:margin-right="0cm" fo:line-height="0.563cm" fo:text-indent="0cm" style:auto-text-indent="false"/>
    </style:style>
    <style:style style:name="P76" style:family="paragraph" style:parent-style-name="Text_20_body">
      <style:paragraph-properties fo:margin-top="0.012cm" fo:margin-bottom="0cm" style:contextual-spacing="false"/>
    </style:style>
    <style:style style:name="P77" style:family="paragraph" style:parent-style-name="Text_20_body">
      <style:paragraph-properties fo:margin-top="0.011cm" fo:margin-bottom="0cm" style:contextual-spacing="false"/>
      <style:text-properties fo:font-size="12.5pt" style:font-size-asian="12.5pt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letter-spacing="-0.007cm"/>
    </style:style>
    <style:style style:name="T2" style:family="text">
      <style:text-properties fo:letter-spacing="-0.007cm" fo:font-style="italic" style:font-style-asian="italic"/>
    </style:style>
    <style:style style:name="T3" style:family="text">
      <style:text-properties fo:letter-spacing="0.002cm"/>
    </style:style>
    <style:style style:name="T4" style:family="text">
      <style:text-properties fo:letter-spacing="0.055cm"/>
    </style:style>
    <style:style style:name="T5" style:family="text">
      <style:text-properties fo:letter-spacing="-0.004cm"/>
    </style:style>
    <style:style style:name="T6" style:family="text">
      <style:text-properties fo:letter-spacing="-0.004cm" style:text-scale="105%"/>
    </style:style>
    <style:style style:name="T7" style:family="text">
      <style:text-properties fo:letter-spacing="-0.032cm"/>
    </style:style>
    <style:style style:name="T8" style:family="text">
      <style:text-properties fo:letter-spacing="-0.032cm" style:text-scale="80%"/>
    </style:style>
    <style:style style:name="T9" style:family="text">
      <style:text-properties fo:letter-spacing="0.007cm"/>
    </style:style>
    <style:style style:name="T10" style:family="text">
      <style:text-properties fo:letter-spacing="0.007cm" fo:font-style="italic" style:font-style-asian="italic"/>
    </style:style>
    <style:style style:name="T11" style:family="text">
      <style:text-properties fo:letter-spacing="0.012cm"/>
    </style:style>
    <style:style style:name="T12" style:family="text">
      <style:text-properties fo:letter-spacing="0.012cm" fo:font-style="italic" style:font-style-asian="italic"/>
    </style:style>
    <style:style style:name="T13" style:family="text">
      <style:text-properties fo:letter-spacing="-0.019cm"/>
    </style:style>
    <style:style style:name="T14" style:family="text">
      <style:text-properties fo:letter-spacing="0.005cm"/>
    </style:style>
    <style:style style:name="T15" style:family="text">
      <style:text-properties fo:letter-spacing="0.005cm" fo:font-style="italic" style:font-style-asian="italic"/>
    </style:style>
    <style:style style:name="T16" style:family="text">
      <style:text-properties fo:letter-spacing="0.005cm" fo:font-style="italic" officeooo:rsid="00133948" style:font-style-asian="italic"/>
    </style:style>
    <style:style style:name="T17" style:family="text">
      <style:text-properties fo:letter-spacing="0.005cm" officeooo:rsid="001210ae"/>
    </style:style>
    <style:style style:name="T18" style:family="text">
      <style:text-properties fo:letter-spacing="-0.118cm"/>
    </style:style>
    <style:style style:name="T19" style:family="text">
      <style:text-properties fo:letter-spacing="-0.035cm"/>
    </style:style>
    <style:style style:name="T20" style:family="text">
      <style:text-properties fo:letter-spacing="-0.035cm" style:text-scale="80%"/>
    </style:style>
    <style:style style:name="T21" style:family="text">
      <style:text-properties fo:letter-spacing="-0.056cm"/>
    </style:style>
    <style:style style:name="T22" style:family="text">
      <style:text-properties fo:font-size="13.5pt" style:font-size-asian="13.5pt"/>
    </style:style>
    <style:style style:name="T23" style:family="text">
      <style:text-properties fo:font-size="13.5pt" fo:letter-spacing="-0.025cm" style:font-size-asian="13.5pt"/>
    </style:style>
    <style:style style:name="T24" style:family="text">
      <style:text-properties fo:font-size="13.5pt" fo:letter-spacing="-0.002cm" style:font-size-asian="13.5pt"/>
    </style:style>
    <style:style style:name="T25" style:family="text">
      <style:text-properties fo:font-size="13.5pt" fo:letter-spacing="0.009cm" style:font-size-asian="13.5pt"/>
    </style:style>
    <style:style style:name="T26" style:family="text">
      <style:text-properties fo:font-size="13.5pt" fo:letter-spacing="-0.019cm" style:font-size-asian="13.5pt"/>
    </style:style>
    <style:style style:name="T27" style:family="text">
      <style:text-properties fo:font-size="13.5pt" fo:letter-spacing="0.021cm" style:font-size-asian="13.5pt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officeooo:rsid="00133948" style:font-size-asian="14pt"/>
    </style:style>
    <style:style style:name="T30" style:family="text">
      <style:text-properties fo:font-size="14pt" officeooo:rsid="00144c6c" style:font-size-asian="14pt"/>
    </style:style>
    <style:style style:name="T31" style:family="text">
      <style:text-properties fo:font-size="14pt" fo:letter-spacing="0.016cm" style:font-size-asian="14pt"/>
    </style:style>
    <style:style style:name="T32" style:family="text">
      <style:text-properties fo:font-size="14pt" fo:letter-spacing="-0.005cm" fo:font-style="italic" style:font-size-asian="14pt" style:font-style-asian="italic"/>
    </style:style>
    <style:style style:name="T33" style:family="text">
      <style:text-properties fo:font-size="14pt" fo:font-weight="bold" style:font-size-asian="14pt" style:font-weight-asian="bold"/>
    </style:style>
    <style:style style:name="T34" style:family="text">
      <style:text-properties fo:font-size="14pt" fo:letter-spacing="0.004cm" fo:font-weight="bold" style:font-size-asian="14pt" style:font-weight-asian="bold"/>
    </style:style>
    <style:style style:name="T35" style:family="text">
      <style:text-properties fo:font-size="14pt" fo:letter-spacing="0.004cm" fo:font-style="italic" style:font-size-asian="14pt" style:font-style-asian="italic"/>
    </style:style>
    <style:style style:name="T36" style:family="text">
      <style:text-properties fo:font-size="14pt" fo:letter-spacing="0.004cm" fo:font-style="italic" officeooo:rsid="00133948" style:font-size-asian="14pt" style:font-style-asian="italic"/>
    </style:style>
    <style:style style:name="T37" style:family="text">
      <style:text-properties fo:font-size="14pt" fo:letter-spacing="-0.028cm" fo:font-weight="bold" style:font-size-asian="14pt" style:font-weight-asian="bold"/>
    </style:style>
    <style:style style:name="T38" style:family="text">
      <style:text-properties fo:font-size="14pt" fo:letter-spacing="-0.028cm" style:font-size-asian="14pt"/>
    </style:style>
    <style:style style:name="T39" style:family="text">
      <style:text-properties fo:font-size="14pt" fo:letter-spacing="-0.004cm" fo:font-weight="bold" style:font-size-asian="14pt" style:font-weight-asian="bold"/>
    </style:style>
    <style:style style:name="T40" style:family="text">
      <style:text-properties fo:font-size="14pt" fo:letter-spacing="-0.004cm" style:font-size-asian="14pt"/>
    </style:style>
    <style:style style:name="T41" style:family="text">
      <style:text-properties fo:font-size="14pt" fo:letter-spacing="-0.004cm" officeooo:rsid="00133948" style:font-size-asian="14pt"/>
    </style:style>
    <style:style style:name="T42" style:family="text">
      <style:text-properties fo:font-size="14pt" fo:letter-spacing="-0.004cm" fo:language="en" fo:country="US" style:font-size-asian="14pt"/>
    </style:style>
    <style:style style:name="T43" style:family="text">
      <style:text-properties fo:font-size="14pt" fo:letter-spacing="0.019cm" fo:font-style="italic" style:font-size-asian="14pt" style:font-style-asian="italic"/>
    </style:style>
    <style:style style:name="T44" style:family="text">
      <style:text-properties fo:font-size="14pt" fo:letter-spacing="-0.037cm" style:font-size-asian="14pt"/>
    </style:style>
    <style:style style:name="T45" style:family="text">
      <style:text-properties fo:font-size="14pt" fo:letter-spacing="-0.032cm" style:font-size-asian="14pt"/>
    </style:style>
    <style:style style:name="T46" style:family="text">
      <style:text-properties fo:font-size="14pt" fo:font-style="italic" style:font-size-asian="14pt" style:font-style-asian="italic"/>
    </style:style>
    <style:style style:name="T47" style:family="text">
      <style:text-properties fo:font-size="14pt" fo:letter-spacing="-0.014cm" fo:font-style="italic" style:font-size-asian="14pt" style:font-style-asian="italic"/>
    </style:style>
    <style:style style:name="T48" style:family="text">
      <style:text-properties fo:font-size="14pt" fo:letter-spacing="-0.014cm" style:font-size-asian="14pt"/>
    </style:style>
    <style:style style:name="T49" style:family="text">
      <style:text-properties fo:font-size="14pt" fo:letter-spacing="-0.016cm" fo:font-style="italic" style:font-size-asian="14pt" style:font-style-asian="italic"/>
    </style:style>
    <style:style style:name="T50" style:family="text">
      <style:text-properties fo:font-size="14pt" fo:letter-spacing="-0.007cm" fo:font-style="italic" style:font-size-asian="14pt" style:font-style-asian="italic"/>
    </style:style>
    <style:style style:name="T51" style:family="text">
      <style:text-properties fo:font-size="14pt" fo:letter-spacing="-0.118cm" style:font-size-asian="14pt"/>
    </style:style>
    <style:style style:name="T52" style:family="text">
      <style:text-properties fo:font-size="14pt" fo:letter-spacing="-0.118cm" officeooo:rsid="00144c6c" style:font-size-asian="14pt"/>
    </style:style>
    <style:style style:name="T53" style:family="text">
      <style:text-properties fo:font-size="14pt" fo:letter-spacing="-0.118cm" fo:language="en" fo:country="US" style:font-size-asian="14pt"/>
    </style:style>
    <style:style style:name="T54" style:family="text">
      <style:text-properties fo:font-size="14pt" fo:letter-spacing="-0.118cm" fo:language="en" fo:country="US" officeooo:rsid="00154f2d" style:font-size-asian="14pt"/>
    </style:style>
    <style:style style:name="T55" style:family="text">
      <style:text-properties fo:font-size="14pt" fo:letter-spacing="-0.011cm" style:font-size-asian="14pt"/>
    </style:style>
    <style:style style:name="T56" style:family="text">
      <style:text-properties fo:font-size="14pt" fo:letter-spacing="-0.011cm" officeooo:rsid="00133948" style:font-size-asian="14pt"/>
    </style:style>
    <style:style style:name="T57" style:family="text">
      <style:text-properties fo:font-size="14pt" fo:letter-spacing="-0.002cm" style:font-size-asian="14pt"/>
    </style:style>
    <style:style style:name="T58" style:family="text">
      <style:text-properties fo:font-size="14pt" fo:letter-spacing="-0.018cm" style:font-size-asian="14pt"/>
    </style:style>
    <style:style style:name="T59" style:family="text">
      <style:text-properties fo:font-size="14pt" fo:letter-spacing="0.009cm" fo:font-style="italic" style:font-size-asian="14pt" style:font-style-asian="italic"/>
    </style:style>
    <style:style style:name="T60" style:family="text">
      <style:text-properties fo:font-size="14pt" fo:letter-spacing="0.009cm" style:font-size-asian="14pt"/>
    </style:style>
    <style:style style:name="T61" style:family="text">
      <style:text-properties fo:font-size="14pt" fo:letter-spacing="0.014cm" fo:font-style="italic" style:font-size-asian="14pt" style:font-style-asian="italic"/>
    </style:style>
    <style:style style:name="T62" style:family="text">
      <style:text-properties fo:font-size="14pt" fo:letter-spacing="0.014cm" style:font-size-asian="14pt"/>
    </style:style>
    <style:style style:name="T63" style:family="text">
      <style:text-properties fo:font-size="14pt" fo:letter-spacing="0.028cm" style:font-size-asian="14pt"/>
    </style:style>
    <style:style style:name="T64" style:family="text">
      <style:text-properties fo:font-size="14pt" fo:letter-spacing="-0.019cm" style:font-size-asian="14pt"/>
    </style:style>
    <style:style style:name="T65" style:family="text">
      <style:text-properties fo:font-size="14pt" fo:letter-spacing="-0.009cm" style:font-size-asian="14pt"/>
    </style:style>
    <style:style style:name="T66" style:family="text">
      <style:text-properties fo:font-size="14pt" fo:letter-spacing="-0.025cm" style:font-size-asian="14pt"/>
    </style:style>
    <style:style style:name="T67" style:family="text">
      <style:text-properties fo:font-size="14pt" fo:letter-spacing="0.035cm" style:font-size-asian="14pt"/>
    </style:style>
    <style:style style:name="T68" style:family="text">
      <style:text-properties fo:font-size="14pt" fo:letter-spacing="-0.055cm" style:font-size-asian="14pt"/>
    </style:style>
    <style:style style:name="T69" style:family="text">
      <style:text-properties fo:font-size="12.5pt" style:text-underline-style="solid" style:text-underline-width="auto" style:text-underline-color="font-color" style:font-size-asian="12.5pt"/>
    </style:style>
    <style:style style:name="T70" style:family="text">
      <style:text-properties fo:font-size="12.5pt" style:text-underline-style="solid" style:text-underline-width="auto" style:text-underline-color="font-color" officeooo:rsid="001210ae" style:font-size-asian="12.5pt"/>
    </style:style>
    <style:style style:name="T71" style:family="text">
      <style:text-properties fo:font-size="12.5pt" fo:letter-spacing="-0.002cm" style:text-underline-style="solid" style:text-underline-width="auto" style:text-underline-color="font-color" style:font-size-asian="12.5pt"/>
    </style:style>
    <style:style style:name="T72" style:family="text">
      <style:text-properties fo:font-size="12.5pt" style:font-size-asian="12.5pt"/>
    </style:style>
    <style:style style:name="T73" style:family="text">
      <style:text-properties fo:font-size="9.5pt" style:font-size-asian="9.5pt"/>
    </style:style>
    <style:style style:name="T74" style:family="text">
      <style:text-properties fo:font-size="9.5pt" style:font-size-asian="9.5pt" style:text-scale="105%"/>
    </style:style>
    <style:style style:name="T75" style:family="text">
      <style:text-properties fo:font-size="9.5pt" fo:letter-spacing="-0.004cm" style:font-size-asian="9.5pt" style:text-scale="105%"/>
    </style:style>
    <style:style style:name="T76" style:family="text">
      <style:text-properties fo:font-size="9.5pt" fo:letter-spacing="-0.009cm" style:font-size-asian="9.5pt"/>
    </style:style>
    <style:style style:name="T77" style:family="text">
      <style:text-properties fo:font-size="9.5pt" fo:letter-spacing="0.016cm" style:font-size-asian="9.5pt" style:text-scale="105%"/>
    </style:style>
    <style:style style:name="T78" style:family="text">
      <style:text-properties fo:font-size="9.5pt" fo:letter-spacing="0.012cm" style:font-size-asian="9.5pt" style:text-scale="105%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style:text-scale="102%"/>
    </style:style>
    <style:style style:name="T81" style:family="text">
      <style:text-properties style:text-underline-style="solid" style:text-underline-width="auto" style:text-underline-color="font-color" style:text-scale="101%"/>
    </style:style>
    <style:style style:name="T82" style:family="text">
      <style:text-properties fo:letter-spacing="0.072cm" style:text-underline-style="solid" style:text-underline-width="auto" style:text-underline-color="font-color"/>
    </style:style>
    <style:style style:name="T83" style:family="text">
      <style:text-properties fo:letter-spacing="0.064cm"/>
    </style:style>
    <style:style style:name="T84" style:family="text">
      <style:text-properties fo:letter-spacing="0.016cm"/>
    </style:style>
    <style:style style:name="T85" style:family="text">
      <style:text-properties fo:letter-spacing="0.016cm" style:text-scale="105%"/>
    </style:style>
    <style:style style:name="T86" style:family="text">
      <style:text-properties fo:letter-spacing="0.016cm" officeooo:rsid="001210ae"/>
    </style:style>
    <style:style style:name="T87" style:family="text">
      <style:text-properties style:text-scale="105%"/>
    </style:style>
    <style:style style:name="T88" style:family="text">
      <style:text-properties fo:letter-spacing="-0.014cm"/>
    </style:style>
    <style:style style:name="T89" style:family="text">
      <style:text-properties fo:letter-spacing="-0.014cm" style:text-scale="80%"/>
    </style:style>
    <style:style style:name="T90" style:family="text">
      <style:text-properties fo:letter-spacing="-0.005cm"/>
    </style:style>
    <style:style style:name="T91" style:family="text">
      <style:text-properties fo:letter-spacing="0.046cm" style:text-underline-style="solid" style:text-underline-width="auto" style:text-underline-color="font-color"/>
    </style:style>
    <style:style style:name="T92" style:family="text">
      <style:text-properties fo:letter-spacing="-0.002cm"/>
    </style:style>
    <style:style style:name="T93" style:family="text">
      <style:text-properties fo:letter-spacing="-0.002cm" style:text-scale="105%"/>
    </style:style>
    <style:style style:name="T94" style:family="text">
      <style:text-properties fo:letter-spacing="-0.028cm"/>
    </style:style>
    <style:style style:name="T95" style:family="text">
      <style:text-properties fo:letter-spacing="-0.028cm" style:text-scale="80%"/>
    </style:style>
    <style:style style:name="T96" style:family="text">
      <style:text-properties fo:letter-spacing="-0.026cm"/>
    </style:style>
    <style:style style:name="T97" style:family="text">
      <style:text-properties fo:letter-spacing="-0.026cm" style:text-scale="80%"/>
    </style:style>
    <style:style style:name="T98" style:family="text">
      <style:text-properties fo:letter-spacing="-0.016cm"/>
    </style:style>
    <style:style style:name="T99" style:family="text">
      <style:text-properties fo:letter-spacing="-0.016cm" style:text-scale="80%"/>
    </style:style>
    <style:style style:name="T100" style:family="text">
      <style:text-properties fo:letter-spacing="0.111cm"/>
    </style:style>
    <style:style style:name="T101" style:family="text">
      <style:text-properties fo:letter-spacing="-0.023cm" style:text-scale="80%"/>
    </style:style>
    <style:style style:name="T102" style:family="text">
      <style:text-properties style:text-scale="80%"/>
    </style:style>
    <style:style style:name="T103" style:family="text">
      <style:text-properties fo:letter-spacing="0.071cm"/>
    </style:style>
    <style:style style:name="T104" style:family="text">
      <style:text-properties fo:letter-spacing="0.058cm"/>
    </style:style>
    <style:style style:name="T105" style:family="text">
      <style:text-properties fo:letter-spacing="-0.011cm"/>
    </style:style>
    <style:style style:name="T106" style:family="text">
      <style:text-properties fo:letter-spacing="0.023cm"/>
    </style:style>
    <style:style style:name="T107" style:family="text">
      <style:text-properties fo:letter-spacing="0.004cm"/>
    </style:style>
    <style:style style:name="T108" style:family="text">
      <style:text-properties fo:letter-spacing="0.004cm" fo:font-style="italic" style:font-style-asian="italic"/>
    </style:style>
    <style:style style:name="T109" style:family="text">
      <style:text-properties fo:letter-spacing="0.004cm" officeooo:rsid="00133948"/>
    </style:style>
    <style:style style:name="T110" style:family="text">
      <style:text-properties fo:font-size="15.5pt" style:font-size-asian="15.5pt"/>
    </style:style>
    <style:style style:name="T111" style:family="text">
      <style:text-properties fo:font-size="15.5pt" fo:letter-spacing="0.083cm" style:font-size-asian="15.5pt"/>
    </style:style>
    <style:style style:name="T112" style:family="text">
      <style:text-properties fo:font-size="15.5pt" fo:letter-spacing="0.041cm" style:font-size-asian="15.5pt"/>
    </style:style>
    <style:style style:name="T113" style:family="text">
      <style:text-properties fo:font-size="15.5pt" fo:letter-spacing="0.104cm" style:font-size-asian="15.5pt"/>
    </style:style>
    <style:style style:name="T114" style:family="text">
      <style:text-properties fo:letter-spacing="0.011cm"/>
    </style:style>
    <style:style style:name="T115" style:family="text">
      <style:text-properties fo:letter-spacing="0.011cm" fo:font-style="italic" style:font-style-asian="italic"/>
    </style:style>
    <style:style style:name="T116" style:family="text">
      <style:text-properties fo:letter-spacing="0.011cm" officeooo:rsid="001234eb"/>
    </style:style>
    <style:style style:name="T117" style:family="text">
      <style:text-properties fo:letter-spacing="0.185cm"/>
    </style:style>
    <style:style style:name="T118" style:family="text">
      <style:text-properties fo:letter-spacing="0.048cm"/>
    </style:style>
    <style:style style:name="T119" style:family="text">
      <style:text-properties fo:letter-spacing="-0.018cm"/>
    </style:style>
    <style:style style:name="T120" style:family="text">
      <style:text-properties fo:letter-spacing="-0.018cm" style:text-scale="80%"/>
    </style:style>
    <style:style style:name="T121" style:family="text">
      <style:text-properties fo:letter-spacing="-0.021cm"/>
    </style:style>
    <style:style style:name="T122" style:family="text">
      <style:text-properties fo:letter-spacing="-0.025cm"/>
    </style:style>
    <style:style style:name="T123" style:family="text">
      <style:text-properties fo:color="#202429" loext:opacity="100%"/>
    </style:style>
    <style:style style:name="T124" style:family="text">
      <style:text-properties fo:letter-spacing="0.019cm"/>
    </style:style>
    <style:style style:name="T125" style:family="text">
      <style:text-properties fo:letter-spacing="-0.034cm"/>
    </style:style>
    <style:style style:name="T126" style:family="text">
      <style:text-properties fo:letter-spacing="-0.049cm"/>
    </style:style>
    <style:style style:name="T127" style:family="text">
      <style:text-properties fo:letter-spacing="-0.037cm"/>
    </style:style>
    <style:style style:name="T128" style:family="text">
      <style:text-properties fo:letter-spacing="0.21cm" style:text-underline-style="solid" style:text-underline-width="auto" style:text-underline-color="font-color"/>
    </style:style>
    <style:style style:name="T129" style:family="text">
      <style:text-properties fo:letter-spacing="0.162cm" style:text-underline-style="solid" style:text-underline-width="auto" style:text-underline-color="font-color"/>
    </style:style>
    <style:style style:name="T130" style:family="text">
      <style:text-properties fo:letter-spacing="0.101cm" style:text-underline-style="solid" style:text-underline-width="auto" style:text-underline-color="font-color"/>
    </style:style>
    <style:style style:name="T131" style:family="text">
      <style:text-properties fo:font-style="italic" style:font-style-asian="italic"/>
    </style:style>
    <style:style style:name="T132" style:family="text">
      <style:text-properties fo:letter-spacing="0.014cm"/>
    </style:style>
    <style:style style:name="T133" style:family="text">
      <style:text-properties fo:letter-spacing="0.014cm" officeooo:rsid="00144c6c"/>
    </style:style>
    <style:style style:name="T134" style:family="text">
      <style:text-properties fo:letter-spacing="-0.048cm"/>
    </style:style>
    <style:style style:name="T135" style:family="text">
      <style:text-properties style:text-position="sub 58%" fo:font-style="italic" style:font-style-asian="italic"/>
    </style:style>
    <style:style style:name="T136" style:family="text">
      <style:text-properties style:text-position="0% 100%"/>
    </style:style>
    <style:style style:name="T137" style:family="text">
      <style:text-properties style:text-position="0% 100%" fo:letter-spacing="0.06cm" fo:font-style="italic" style:font-style-asian="italic"/>
    </style:style>
    <style:style style:name="T138" style:family="text">
      <style:text-properties style:text-position="0% 100%" fo:letter-spacing="0.018cm"/>
    </style:style>
    <style:style style:name="T139" style:family="text">
      <style:text-properties style:text-position="0% 100%" fo:letter-spacing="-0.007cm"/>
    </style:style>
    <style:style style:name="T140" style:family="text">
      <style:text-properties style:text-position="0% 100%" fo:letter-spacing="0.007cm"/>
    </style:style>
    <style:style style:name="T141" style:family="text">
      <style:text-properties style:text-position="0% 100%" fo:letter-spacing="0.026cm"/>
    </style:style>
    <style:style style:name="T142" style:family="text">
      <style:text-properties style:text-position="0% 100%" fo:letter-spacing="-0.005cm"/>
    </style:style>
    <style:style style:name="T143" style:family="text">
      <style:text-properties style:text-position="0% 100%" fo:letter-spacing="-0.03cm"/>
    </style:style>
    <style:style style:name="T144" style:family="text">
      <style:text-properties style:text-position="0% 100%" fo:letter-spacing="0.004cm"/>
    </style:style>
    <style:style style:name="T145" style:family="text">
      <style:text-properties style:text-position="0% 100%" officeooo:rsid="00133948"/>
    </style:style>
    <style:style style:name="T146" style:family="text">
      <style:text-properties style:text-position="-12% 100%" fo:font-size="16.5pt" fo:font-style="italic" style:font-size-asian="16.5pt" style:font-style-asian="italic"/>
    </style:style>
    <style:style style:name="T147" style:family="text">
      <style:text-properties style:text-position="-12% 100%" fo:font-size="16.5pt" fo:letter-spacing="-0.019cm" fo:font-style="italic" style:font-size-asian="16.5pt" style:font-style-asian="italic"/>
    </style:style>
    <style:style style:name="T148" style:family="text">
      <style:text-properties fo:letter-spacing="0.026cm" fo:font-style="italic" style:font-style-asian="italic"/>
    </style:style>
    <style:style style:name="T149" style:family="text">
      <style:text-properties fo:letter-spacing="0.018cm" fo:font-style="italic" style:font-style-asian="italic"/>
    </style:style>
    <style:style style:name="T150" style:family="text">
      <style:text-properties fo:letter-spacing="0.028cm"/>
    </style:style>
    <style:style style:name="T151" style:family="text">
      <style:text-properties fo:letter-spacing="0.039cm"/>
    </style:style>
    <style:style style:name="T152" style:family="text">
      <style:text-properties fo:letter-spacing="0.042cm"/>
    </style:style>
    <style:style style:name="T153" style:family="text">
      <style:text-properties fo:letter-spacing="-0.03cm"/>
    </style:style>
    <style:style style:name="T154" style:family="text">
      <style:text-properties fo:letter-spacing="0.09cm"/>
    </style:style>
    <style:style style:name="T155" style:family="text">
      <style:text-properties fo:letter-spacing="-0.012cm"/>
    </style:style>
    <style:style style:name="T156" style:family="text">
      <style:text-properties fo:font-size="11pt" style:font-size-asian="11pt"/>
    </style:style>
    <style:style style:name="T157" style:family="text">
      <style:text-properties fo:font-size="11pt" fo:letter-spacing="0.051cm" style:font-size-asian="11pt"/>
    </style:style>
    <style:style style:name="T158" style:family="text">
      <style:text-properties style:font-name="Times New Roman" fo:font-size="12.5pt" fo:language="ru" fo:country="RU" style:text-underline-style="solid" style:text-underline-width="auto" style:text-underline-color="font-color" officeooo:rsid="001210ae" style:font-name-asian="Times New Roman1" style:font-size-asian="12.5pt" style:language-asian="en" style:country-asian="US" style:font-name-complex="Times New Roman1" style:language-complex="ar" style:country-complex="SA"/>
    </style:style>
    <style:style style:name="T159" style:family="text">
      <style:text-properties style:font-name="Times New Roman" fo:font-size="14pt" fo:letter-spacing="0.011cm" fo:language="ru" fo:country="RU" officeooo:rsid="001234eb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60" style:family="text">
      <style:text-properties style:font-name="Times New Roman" fo:font-size="14pt" fo:letter-spacing="0.014cm" fo:language="ru" fo:country="RU" officeooo:rsid="00144c6c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61" style:family="text">
      <style:text-properties officeooo:rsid="00133948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4428*" fo:start-indent="0cm" fo:end-indent="0.035cm"/>
          <style:column style:rel-width="41107*" fo:start-indent="0.035cm" fo:end-indent="0cm"/>
        </style:columns>
      </style:section-properties>
    </style:style>
    <style:style style:name="gr1" style:family="graphic">
      <style:graphic-properties draw:stroke="solid" svg:stroke-width="0.026cm" svg:stroke-color="#000000" draw:stroke-linejoin="round" svg:stroke-linecap="butt" draw:fill="none" draw:textarea-horizontal-align="center" draw:textarea-vertical-align="top" draw:auto-grow-height="false" fo:padding-top="0.012cm" fo:padding-bottom="0.012cm" fo:padding-left="0.012cm" fo:padding-right="0.012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5"/>
        <text:p text:style-name="Title">КУРСОВОЙ<text:span text:style-name="T1"> </text:span>ПРОЕКТ</text:p>
        <text:p text:style-name="P46">По<text:span text:style-name="T3"> </text:span>дисциплине<text:span text:style-name="T4"> </text:span>«Основы<text:span text:style-name="T5"> </text:span>САПР»<text:span text:style-name="T7"> </text:span>На<text:span text:style-name="T9"> </text:span>тему:<text:span text:style-name="T11"> </text:span>«Механический<text:span text:style-name="T13"> </text:span>узел<text:span text:style-name="T14"> </text:span><text:span text:style-name="T17">редуктора</text:span>».</text:p>
        <text:p text:style-name="P47"/>
        <text:p text:style-name="P8"><text:span text:style-name="T22">Направление</text:span><text:span text:style-name="T23"> </text:span><text:span text:style-name="T22">подготовки</text:span><text:span text:style-name="T24"> </text:span><text:span text:style-name="T22">(специальность)</text:span><text:span text:style-name="T25"> </text:span><text:span text:style-name="T22">15.03.06</text:span><text:span text:style-name="T26"> </text:span><text:span text:style-name="T22">Мехатроника</text:span><text:span text:style-name="T25"> </text:span><text:span text:style-name="T22">и</text:span><text:span text:style-name="T27"> </text:span><text:span text:style-name="T22">робототехника.</text:span></text:p>
        <text:p text:style-name="P48"/>
        <text:p text:style-name="P10"><draw:line text:anchor-type="char" draw:z-index="2" draw:style-name="gr1" draw:text-style-name="P78" svg:x1="11.469cm" svg:y1="0.667cm" svg:x2="11.584cm" svg:y2="0.667cm"><text:p/></draw:line><draw:line text:anchor-type="char" draw:z-index="5" draw:style-name="gr1" draw:text-style-name="P78" svg:x1="13.984cm" svg:y1="0.667cm" svg:x2="17.584cm" svg:y2="0.667cm"><text:p/></draw:line><text:span text:style-name="T28">Автор</text:span><text:span text:style-name="T31"> </text:span><text:span text:style-name="T28">проекта:<text:tab/></text:span><text:span text:style-name="T158">Калашников Д. А.</text:span></text:p>
        <text:p text:style-name="P11"><text:span text:style-name="T74">(инициалы</text:span><text:span text:style-name="T75"> </text:span><text:span text:style-name="T74">фамилия)<text:tab/></text:span><text:span text:style-name="T73">(подпись,</text:span><text:span text:style-name="T76"> </text:span><text:span text:style-name="T73">дата)</text:span></text:p>
        <text:p text:style-name="P49"/>
        <text:p text:style-name="P50">Группа<text:span text:style-name="T14"> </text:span>МТ-11б</text:p>
        <text:p text:style-name="P54"/>
        <text:p text:style-name="P54"/>
        <text:p text:style-name="P58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17">Руководитель</text:p>
            </table:table-cell>
            <table:table-cell table:style-name="Таблица1.A1" office:value-type="string">
              <text:p text:style-name="P26"><text:span text:style-name="T80"><text:s/></text:span><text:span text:style-name="T79"><text:tab/>П.А.</text:span><text:span text:style-name="T82"> </text:span><text:span text:style-name="T79">Безмен</text:span></text:p>
            </table:table-cell>
            <table:table-cell table:style-name="Таблица1.A1" office:value-type="string">
              <text:p text:style-name="P27"><text:span text:style-name="T80"/></text:p>
            </table:table-cell>
          </table:table-row>
          <table:table-row table:style-name="Таблица1.2">
            <table:table-cell table:style-name="Таблица1.A1" office:value-type="string">
              <text:p text:style-name="P18">Проекта:</text:p>
            </table:table-cell>
            <table:table-cell table:style-name="Таблица1.A1" office:value-type="string">
              <text:p text:style-name="P31">(инициалы<text:span text:style-name="T83"> </text:span>фамилия)</text:p>
            </table:table-cell>
            <table:table-cell table:style-name="Таблица1.A1" office:value-type="string">
              <text:p text:style-name="P32"><text:span text:style-name="T87">(подпись,</text:span><text:span text:style-name="T6"> </text:span><text:span text:style-name="T85">дата)</text:span></text:p>
            </table:table-cell>
          </table:table-row>
        </table:table>
        <text:p text:style-name="P54"/>
        <text:p text:style-name="P54"/>
        <text:p text:style-name="P54"/>
        <text:p text:style-name="P60"/>
        <text:p text:style-name="P63">Проект<text:span text:style-name="T88"> </text:span>защищён:<text:tab/><text:span text:style-name="T81"> </text:span><text:span text:style-name="T79"><text:tab/></text:span></text:p>
        <text:p text:style-name="P14"><text:span text:style-name="T74">(дата)</text:span></text:p>
        <text:p text:style-name="P54"/>
        <text:p text:style-name="P54"/>
        <text:p text:style-name="P54"/>
        <text:p text:style-name="P54"/>
        <text:p text:style-name="P64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 table:style-name="Таблица2.1">
            <table:table-cell table:style-name="Таблица2.A1" office:value-type="string">
              <text:p text:style-name="P22">Оценка:</text:p>
            </table:table-cell>
            <table:table-cell table:style-name="Таблица2.A1" office:value-type="string">
              <text:p text:style-name="P41"/>
            </table:table-cell>
            <table:table-cell table:style-name="Таблица2.A1" office:value-type="string">
              <text:p text:style-name="P41"/>
            </table:table-cell>
          </table:table-row>
          <table:table-row table:style-name="Таблица2.2">
            <table:table-cell table:style-name="Таблица2.A1" office:value-type="string">
              <text:p text:style-name="P25">Члены<text:span text:style-name="T90"> </text:span>комиссии</text:p>
            </table:table-cell>
            <table:table-cell table:style-name="Таблица2.A1" office:value-type="string">
              <text:p text:style-name="P41"/>
            </table:table-cell>
            <table:table-cell table:style-name="Таблица2.A1" office:value-type="string">
              <text:p text:style-name="P28"><text:span text:style-name="T80"><text:s/></text:span><text:span text:style-name="T79"><text:tab/>С.Ф.</text:span><text:span text:style-name="T91"> </text:span><text:span text:style-name="T79">Яцун</text:span></text:p>
            </table:table-cell>
          </table:table-row>
          <table:table-row table:style-name="Таблица2.3">
            <table:table-cell table:style-name="Таблица2.A1" office:value-type="string">
              <text:p text:style-name="P33"><text:span text:style-name="T87">(подпись,</text:span><text:span text:style-name="T93"> </text:span><text:span text:style-name="T85">дата)</text:span></text:p>
            </table:table-cell>
            <table:table-cell table:style-name="Таблица2.A1" office:value-type="string">
              <text:p text:style-name="P42"/>
            </table:table-cell>
            <table:table-cell table:style-name="Таблица2.A1" office:value-type="string">
              <text:p text:style-name="P34"><text:span text:style-name="T102">(ини</text:span><text:span text:style-name="T95"> </text:span><text:span text:style-name="T102">ц</text:span><text:span text:style-name="T97"> </text:span><text:span text:style-name="T102">иа</text:span><text:span text:style-name="T95"> </text:span><text:span text:style-name="T102">л</text:span><text:span text:style-name="T99"> </text:span><text:span text:style-name="T102">ы</text:span><text:span text:style-name="T100"> </text:span><text:span text:style-name="T102">фа</text:span><text:span text:style-name="T97"> </text:span><text:span text:style-name="T102">ми</text:span><text:span text:style-name="T95"> </text:span><text:span text:style-name="T102">л</text:span><text:span text:style-name="T89"> </text:span><text:span text:style-name="T102">и</text:span><text:span text:style-name="T95"> </text:span><text:span text:style-name="T102">я</text:span><text:span text:style-name="T101"> </text:span><text:span text:style-name="T102">)</text:span></text:p>
            </table:table-cell>
          </table:table-row>
          <table:table-row table:style-name="Таблица2.4">
            <table:table-cell table:style-name="Таблица2.A4" office:value-type="string">
              <text:p text:style-name="P41"/>
            </table:table-cell>
            <table:table-cell table:style-name="Таблица2.A1" office:value-type="string">
              <text:p text:style-name="P41"/>
            </table:table-cell>
            <table:table-cell table:style-name="Таблица2.A4" office:value-type="string">
              <text:p text:style-name="P29">П.А.<text:span text:style-name="T103"> </text:span>Безмен</text:p>
            </table:table-cell>
          </table:table-row>
          <table:table-row table:style-name="Таблица2.5">
            <table:table-cell table:style-name="Таблица2.A5" office:value-type="string">
              <text:p text:style-name="P35"><text:span text:style-name="T87">(подпись,</text:span><text:span text:style-name="T93"> </text:span><text:span text:style-name="T85">дата)</text:span></text:p>
            </table:table-cell>
            <table:table-cell table:style-name="Таблица2.A1" office:value-type="string">
              <text:p text:style-name="P43"/>
            </table:table-cell>
            <table:table-cell table:style-name="Таблица2.A5" office:value-type="string">
              <text:p text:style-name="P36"><text:span text:style-name="T102">(ини</text:span><text:span text:style-name="T95"> </text:span><text:span text:style-name="T102">ц</text:span><text:span text:style-name="T97"> </text:span><text:span text:style-name="T102">иа</text:span><text:span text:style-name="T95"> </text:span><text:span text:style-name="T102">л</text:span><text:span text:style-name="T99"> </text:span><text:span text:style-name="T102">ы</text:span><text:span text:style-name="T100"> </text:span><text:span text:style-name="T102">фа</text:span><text:span text:style-name="T97"> </text:span><text:span text:style-name="T102">ми</text:span><text:span text:style-name="T95"> </text:span><text:span text:style-name="T102">л</text:span><text:span text:style-name="T89"> </text:span><text:span text:style-name="T102">и</text:span><text:span text:style-name="T95"> </text:span><text:span text:style-name="T102">я</text:span><text:span text:style-name="T101"> </text:span><text:span text:style-name="T102">)</text:span></text:p>
            </table:table-cell>
          </table:table-row>
          <table:table-row table:style-name="Таблица2.6">
            <table:table-cell table:style-name="Таблица2.A4" office:value-type="string">
              <text:p text:style-name="P41"/>
            </table:table-cell>
            <table:table-cell table:style-name="Таблица2.A1" office:value-type="string">
              <text:p text:style-name="P41"/>
            </table:table-cell>
            <table:table-cell table:style-name="Таблица2.A4" office:value-type="string">
              <text:p text:style-name="P30">Е.Н.<text:span text:style-name="T104"> </text:span>Политов</text:p>
            </table:table-cell>
          </table:table-row>
          <table:table-row table:style-name="Таблица2.7">
            <table:table-cell table:style-name="Таблица2.A5" office:value-type="string">
              <text:p text:style-name="P37"><text:span text:style-name="T87">(подпись,</text:span><text:span text:style-name="T93"> </text:span><text:span text:style-name="T85">дата)</text:span></text:p>
            </table:table-cell>
            <table:table-cell table:style-name="Таблица2.A1" office:value-type="string">
              <text:p text:style-name="P44"/>
            </table:table-cell>
            <table:table-cell table:style-name="Таблица2.A5" office:value-type="string">
              <text:p text:style-name="P39"><text:span text:style-name="T102">(ини</text:span><text:span text:style-name="T95"> </text:span><text:span text:style-name="T102">ц</text:span><text:span text:style-name="T97"> </text:span><text:span text:style-name="T102">иа</text:span><text:span text:style-name="T95"> </text:span><text:span text:style-name="T102">л</text:span><text:span text:style-name="T99"> </text:span><text:span text:style-name="T102">ы</text:span><text:span text:style-name="T100"> </text:span><text:span text:style-name="T102">фа</text:span><text:span text:style-name="T97"> </text:span><text:span text:style-name="T102">ми</text:span><text:span text:style-name="T95"> </text:span><text:span text:style-name="T102">л</text:span><text:span text:style-name="T89"> </text:span><text:span text:style-name="T102">и</text:span><text:span text:style-name="T95"> </text:span><text:span text:style-name="T102">я</text:span><text:span text:style-name="T101"> </text:span><text:span text:style-name="T102">)</text:span></text:p>
            </table:table-cell>
          </table:table-row>
        </table:table>
        <text:p text:style-name="P54"/>
        <text:p text:style-name="P54"/>
        <text:p text:style-name="P54"/>
        <text:p text:style-name="P54"/>
        <text:p text:style-name="P54"/>
        <text:p text:style-name="P54"/>
        <text:p text:style-name="P66"/>
        <text:p text:style-name="P67">Курск,<text:span text:style-name="T90"> </text:span>2022<text:span text:style-name="T94"> </text:span>г.</text:p>
      </text:section>
      <text:p text:style-name="P56"/>
      <text:p text:style-name="P15"><text:span text:style-name="T110">ЗАДАНИЕ</text:span><text:span text:style-name="T111"> </text:span><text:span text:style-name="T110">НА</text:span><text:span text:style-name="T112"> </text:span><text:span text:style-name="T110">КУРСОВОЙ</text:span><text:span text:style-name="T113"> </text:span><text:span text:style-name="T110">ПРОЕКТ</text:span></text:p>
      <text:p text:style-name="P69"/>
      <text:p text:style-name="P51">Студент:<text:span text:style-name="T114"> </text:span><text:span text:style-name="T159">Калашников Д. А.</text:span><text:span text:style-name="T92"> </text:span>шифр<text:span text:style-name="T117"> </text:span>15.03.06<text:span text:style-name="T96"> </text:span>группа<text:span text:style-name="T7"> </text:span>МТ-11б</text:p>
      <text:p text:style-name="P12"><text:span text:style-name="T74">(фамилия,</text:span><text:span text:style-name="T78"> </text:span><text:span text:style-name="T74">инициалы)</text:span></text:p>
      <text:p text:style-name="P70">1.<text:span text:style-name="T118"> </text:span>Тема:<text:span text:style-name="T119"> </text:span>«Механический<text:span text:style-name="T105"> </text:span>узел<text:span text:style-name="T84"> </text:span><text:span text:style-name="T86">редуктора</text:span><text:span text:style-name="T123">».</text:span></text:p>
      <text:p text:style-name="P54"/>
      <text:p text:style-name="P54"/>
      <text:p text:style-name="P6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2.<text:span text:style-name="T124"> </text:span>Срок<text:span text:style-name="T125"> </text:span>представления<text:span text:style-name="T126"> </text:span>работы<text:span text:style-name="T125"> </text:span>(проекта)<text:span text:style-name="T127"> </text:span>к<text:span text:style-name="T7"> </text:span>защите: «<text:span text:style-name="T128"> </text:span><text:span text:style-name="T79">25</text:span><text:span text:style-name="T129"> </text:span><text:span text:style-name="T79">»</text:span></text:p>
          </table:table-cell>
          <table:table-cell table:style-name="Таблица3.A1" office:value-type="string">
            <text:p text:style-name="P20"><text:span text:style-name="T79">05</text:span></text:p>
          </table:table-cell>
          <table:table-cell table:style-name="Таблица3.A1" office:value-type="string">
            <text:p text:style-name="P21">20<text:span text:style-name="T79">22</text:span><text:span text:style-name="T130"> </text:span><text:span text:style-name="T79">г</text:span>.</text:p>
          </table:table-cell>
        </table:table-row>
      </table:table>
      <text:list xml:id="list3937867787" text:style-name="WWNum1">
        <text:list-item>
          <text:p text:style-name="P4"><text:span text:style-name="T28">Исходные</text:span><text:span text:style-name="T44"> </text:span><text:span text:style-name="T28">данные</text:span><text:span text:style-name="T38"> </text:span><text:span text:style-name="T28">(</text:span><text:span text:style-name="T46">для</text:span><text:span text:style-name="T43"> </text:span><text:span text:style-name="T46">проектирования,</text:span><text:span text:style-name="T47"> </text:span><text:span text:style-name="T46">для</text:span><text:span text:style-name="T49"> </text:span><text:span text:style-name="T46">научного</text:span><text:span text:style-name="T50"> </text:span><text:span text:style-name="T46">исследования</text:span><text:span text:style-name="T28">):</text:span><text:span text:style-name="T51"> </text:span></text:p>
          <text:p text:style-name="P4"><text:span text:style-name="T46">d</text:span><text:span text:style-name="T32"> </text:span><text:span text:style-name="T28">=</text:span><text:span text:style-name="T55"> </text:span><text:span text:style-name="T56">17</text:span><text:span text:style-name="T57"> </text:span><text:span text:style-name="T28">мм</text:span><text:span text:style-name="T58"> </text:span><text:span text:style-name="T28">–</text:span><text:span text:style-name="T40"> <text:s/></text:span><text:span text:style-name="T41">максимальный </text:span><text:span text:style-name="T28">диаметр</text:span><text:span text:style-name="T40"> </text:span><text:span text:style-name="T28">вала,</text:span></text:p>
        </text:list-item>
      </text:list>
      <text:p text:style-name="P71"><text:span text:style-name="T131">b</text:span><text:span text:style-name="T115"> </text:span><text:span text:style-name="T131">=</text:span><text:span text:style-name="T15"> </text:span><text:span text:style-name="T16">33</text:span><text:span text:style-name="T12"> </text:span>мм<text:span text:style-name="T5"> </text:span>–<text:span text:style-name="T132"> </text:span><text:span text:style-name="T160">ширина левой стойки</text:span>,</text:p>
      <text:p text:style-name="P52"><text:span text:style-name="T131">l</text:span><text:span text:style-name="T135">2</text:span><text:span text:style-name="T137"> </text:span><text:span text:style-name="T136">=</text:span><text:span text:style-name="T138"> </text:span><text:span text:style-name="T136">1</text:span><text:span text:style-name="T145">8</text:span><text:span text:style-name="T139"> </text:span><text:span text:style-name="T136">мм</text:span><text:span text:style-name="T140"> </text:span><text:span text:style-name="T136">–</text:span><text:span text:style-name="T141"> </text:span><text:span text:style-name="T136">длина</text:span><text:span text:style-name="T142"> </text:span><text:span text:style-name="T136">второй</text:span><text:span text:style-name="T143"> </text:span><text:span text:style-name="T136">ступени</text:span><text:span text:style-name="T144"> </text:span><text:span text:style-name="T136">вала,</text:span></text:p>
      <text:p text:style-name="P72"><text:span text:style-name="T131">L</text:span><text:span text:style-name="T146">v</text:span><text:span text:style-name="T147"> </text:span>=<text:span text:style-name="T107"> </text:span><text:span text:style-name="T109">10</text:span><text:span text:style-name="T11"> </text:span>мм<text:span text:style-name="T90"> </text:span>–<text:span text:style-name="T11"> </text:span>длина<text:span text:style-name="T119"> </text:span>втулки,</text:p>
      <text:p text:style-name="P16"><text:span text:style-name="T46">В</text:span><text:span text:style-name="T59"> </text:span><text:span text:style-name="T46">=</text:span><text:span text:style-name="T35"> </text:span><text:span text:style-name="T36">8</text:span><text:span text:style-name="T61"> </text:span><text:span text:style-name="T28">мм</text:span><text:span text:style-name="T63"> </text:span><text:span text:style-name="T28">–</text:span><text:span text:style-name="T62"> </text:span><text:span text:style-name="T28">ширина</text:span><text:span text:style-name="T48"> </text:span><text:span text:style-name="T28">подшипника,</text:span></text:p>
      <text:p text:style-name="P73"><text:span text:style-name="T131">D</text:span><text:span text:style-name="T10"> </text:span><text:span text:style-name="T131">=</text:span><text:span text:style-name="T15"> </text:span><text:span text:style-name="T16">24</text:span><text:span text:style-name="T84"> </text:span>мм<text:span text:style-name="T92"> </text:span>–<text:span text:style-name="T84"> </text:span>внешний<text:span text:style-name="T90"> </text:span>диаметр<text:span text:style-name="T84"> </text:span>подшипника,</text:p>
      <text:p text:style-name="P74"><text:span text:style-name="T131">М</text:span><text:span text:style-name="T108"> </text:span><text:span text:style-name="T131">=</text:span><text:span text:style-name="T108"> </text:span>М<text:span text:style-name="T161">8</text:span><text:span text:style-name="T132"> </text:span>–<text:span text:style-name="T132"> </text:span>диаметр<text:span text:style-name="T132"> </text:span>резьбового<text:span text:style-name="T13"> </text:span>отверстия,</text:p>
      <text:p text:style-name="P75"><text:span text:style-name="T131">p</text:span><text:span text:style-name="T115"> </text:span><text:span text:style-name="T131">=</text:span><text:span text:style-name="T15"> </text:span>1<text:span text:style-name="T132"> </text:span>мм<text:span text:style-name="T150"> </text:span>–<text:span text:style-name="T132"> </text:span>шаг<text:span text:style-name="T96"> </text:span>резьбы.</text:p>
      <text:p text:style-name="P47"/>
      <text:list xml:id="list105554184001142" text:continue-numbering="true" text:style-name="WWNum1">
        <text:list-item>
          <text:p text:style-name="P6"><text:span text:style-name="T28">Содержание</text:span><text:span text:style-name="T64"> </text:span><text:span text:style-name="T28">пояснительной</text:span><text:span text:style-name="T65"> </text:span><text:span text:style-name="T28">записки</text:span><text:span text:style-name="T65"> </text:span><text:span text:style-name="T28">курсового</text:span><text:span text:style-name="T31"> </text:span><text:span text:style-name="T28">проекта:</text:span></text:p>
          <text:list>
            <text:list-item>
              <text:p text:style-name="P7"><text:span text:style-name="T28">Построение</text:span><text:span text:style-name="T66"> </text:span><text:span text:style-name="T28">трёхмерных</text:span><text:span text:style-name="T60"> </text:span><text:span text:style-name="T28">моделей</text:span></text:p>
            </text:list-item>
            <text:list-item>
              <text:p text:style-name="P3"><text:span text:style-name="T28">Выполнение</text:span><text:span text:style-name="T45"> </text:span><text:span text:style-name="T28">чертежей</text:span></text:p>
            </text:list-item>
          </text:list>
        </text:list-item>
      </text:list>
      <text:p text:style-name="P76"/>
      <text:list xml:id="list105554996907209" text:continue-numbering="true" text:style-name="WWNum1">
        <text:list-item>
          <text:p text:style-name="P5"><text:span text:style-name="T28">Перечень</text:span><text:span text:style-name="T67"> </text:span><text:span text:style-name="T28">графического</text:span><text:span text:style-name="T40"> </text:span><text:span text:style-name="T28">материала:</text:span><text:span text:style-name="T53"> </text:span><text:span text:style-name="T54">9</text:span><text:span text:style-name="T42"> </text:span><text:span text:style-name="T28">лист</text:span><text:span text:style-name="T30">ов</text:span><text:span text:style-name="T28"> формата</text:span><text:span text:style-name="T68"> </text:span><text:span text:style-name="T28">А4</text:span></text:p>
        </text:list-item>
      </text:list>
      <text:p text:style-name="P54"/>
      <text:p text:style-name="P54"/>
      <text:p text:style-name="P6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3">Руководитель<text:span text:style-name="T127"> </text:span>проекта</text:p>
          </table:table-cell>
          <table:table-cell table:style-name="Таблица4.B1" office:value-type="string">
            <text:p text:style-name="P24">П.А.<text:span text:style-name="T121"> </text:span>Безмен</text:p>
          </table:table-cell>
        </table:table-row>
        <table:table-row table:style-name="Таблица4.2">
          <table:table-cell table:style-name="Таблица4.A2" office:value-type="string">
            <text:p text:style-name="P40"><text:span text:style-name="T87">(подпись,</text:span><text:span text:style-name="T93"> </text:span><text:span text:style-name="T85">дата)</text:span></text:p>
          </table:table-cell>
          <table:table-cell table:style-name="Таблица4.B1" office:value-type="string">
            <text:p text:style-name="P38"><text:span text:style-name="T102">(иниц</text:span><text:span text:style-name="T95"> </text:span><text:span text:style-name="T102">иа л</text:span><text:span text:style-name="T99"> </text:span><text:span text:style-name="T102">ы</text:span><text:span text:style-name="T20"> </text:span><text:span text:style-name="T102">,</text:span><text:span text:style-name="T154"> </text:span><text:span text:style-name="T102">фа</text:span><text:span text:style-name="T95"> </text:span><text:span text:style-name="T102">ми</text:span><text:span text:style-name="T95"> </text:span><text:span text:style-name="T102">л</text:span><text:span text:style-name="T120"> </text:span><text:span text:style-name="T102">и</text:span><text:span text:style-name="T97"> </text:span><text:span text:style-name="T102">я</text:span><text:span text:style-name="T8"> </text:span><text:span text:style-name="T102">)</text:span></text:p>
          </table:table-cell>
        </table:table-row>
      </table:table>
      <text:p text:style-name="P54"/>
      <text:p text:style-name="P54"/>
      <text:p text:style-name="P62"/>
      <text:section text:style-name="Sect2" text:name="Раздел1">
        <text:p text:style-name="P53">Задание<text:span text:style-name="T121"> </text:span>принял<text:span text:style-name="T84"> </text:span>к<text:span text:style-name="T155"> </text:span>исполнению</text:p>
        <text:p text:style-name="P57"/>
        <text:p text:style-name="P77"><draw:frame draw:style-name="fr2" draw:name="image1.png" text:anchor-type="char" svg:x="8.036cm" svg:y="0.587cm" svg:width="8.721cm" svg:height="0.041cm" draw:z-index="6"><draw:image xlink:href="Pictures/10000000000002E200000001673D3E25995A1DDB.png" xlink:type="simple" xlink:show="embed" xlink:actuate="onLoad" draw:mime-type="image/png"/></draw:frame></text:p>
        <text:p text:style-name="P13"><text:span text:style-name="T74">(подпись, </text:span><text:span text:style-name="T77">дата)<text:tab/></text:span><text:span text:style-name="T73">(инициалы, фамилия)</text:span></text:p>
      </text:section>
      <text:section text:style-name="Sect1" text:name="Раздел2">
        <text:p text:style-name="P59"/>
        <text:p text:style-name="P9"><text:span text:style-name="T156">Ф</text:span><text:span text:style-name="T157"> </text:span><text:span text:style-name="T156">04.030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default-outline-level="" style:class="chapter">
      <style:paragraph-properties fo:margin-left="5.399cm" fo:margin-right="4.881cm" fo:margin-top="0.15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ru" fo:country="RU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741cm" fo:margin-right="0cm" fo:text-indent="-0.87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1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-0.021cm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1%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504cm" fo:margin-left="0.74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5cm" fo:margin-left="1.616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3.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5.57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7.5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9.53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11.51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13.49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875cm" fo:margin-left="15.47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2.394cm" fo:margin-right="0cm" fo:margin-top="0.023cm" fo:margin-bottom="0cm" style:contextual-spacing="false" fo:line-height="0.561cm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cm" fo:margin-bottom="0cm" style:contextual-spacing="false" fo:line-height="0.561cm" fo:text-align="start" style:justify-single-word="false" fo:text-indent="0cm" style:auto-text-indent="false"/>
    </style:style>
    <style:style style:name="MP4" style:family="paragraph" style:parent-style-name="Text_20_body">
      <style:paragraph-properties fo:margin-left="0.035cm" fo:margin-right="0cm" fo:margin-top="0.023cm" fo:margin-bottom="0cm" style:contextual-spacing="false" fo:text-indent="0cm" style:auto-text-indent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letter-spacing="0.004cm" fo:font-weight="bold" style:font-size-asian="14pt" style:font-weight-asian="bold"/>
    </style:style>
    <style:style style:name="MT3" style:family="text">
      <style:text-properties fo:font-size="14pt" fo:letter-spacing="-0.028cm" fo:font-weight="bold" style:font-size-asian="14pt" style:font-weight-asian="bold"/>
    </style:style>
    <style:style style:name="MT4" style:family="text">
      <style:text-properties fo:font-size="14pt" fo:letter-spacing="-0.004cm" fo:font-weight="bold" style:font-size-asian="14pt" style:font-weight-asian="bold"/>
    </style:style>
    <style:style style:name="MT5" style:family="text">
      <style:text-properties fo:letter-spacing="-0.011cm"/>
    </style:style>
    <style:style style:name="MT6" style:family="text">
      <style:text-properties fo:letter-spacing="0.023cm"/>
    </style:style>
    <style:style style:name="MT7" style:family="text">
      <style:text-properties fo:letter-spacing="0.002cm"/>
    </style:style>
    <style:style style:name="MT8" style:family="text">
      <style:text-properties fo:letter-spacing="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22cm" style:num-format="1" style:print-orientation="portrait" fo:margin-top="1.3cm" fo:margin-bottom="0.494cm" fo:margin-left="0.529cm" fo:margin-right="1.0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3cm" fo:margin-left="0cm" fo:margin-right="0cm" fo:margin-bottom="2.094cm" style:dynamic-spacing="true"/>
      </style:header-style>
      <style:footer-style/>
    </style:page-layout>
    <style:page-layout style:name="Mpm2">
      <style:page-layout-properties fo:page-width="21.001cm" fo:page-height="29.722cm" style:num-format="1" style:print-orientation="portrait" fo:margin-top="3.493cm" fo:margin-bottom="0.494cm" fo:margin-left="0.529cm" fo:margin-right="1.0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22cm" style:num-format="1" style:print-orientation="portrait" fo:margin-top="1.3cm" fo:margin-bottom="0.494cm" fo:margin-left="0.529cm" fo:margin-right="1.023cm" style:writing-mode="lr-tb" style:layout-grid-color="#c0c0c0" style:layout-grid-lines="257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3cm" fo:margin-left="0cm" fo:margin-right="0cm" fo:margin-bottom="2.09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text:anchor-type="char" svg:x="4.944cm" svg:y="1.265cm" svg:width="11cm" svg:height="1.185cm" draw:z-index="0"><draw:text-box><text:p text:style-name="MP2"><text:span text:style-name="MT1">МИНОБРНАУКИ</text:span><text:span text:style-name="MT2"> </text:span><text:span text:style-name="MT1">РОССИИ</text:span></text:p><text:p text:style-name="MP3"><text:span text:style-name="MT1">«Юго-Западный</text:span><text:span text:style-name="MT3"> </text:span><text:span text:style-name="MT1">государственный</text:span><text:span text:style-name="MT4"> </text:span><text:span text:style-name="MT1">университет»</text:span></text:p></draw:text-box></draw:frame><draw:frame draw:style-name="Mfr1" text:anchor-type="char" svg:x="5.158cm" svg:y="2.932cm" svg:width="10.791cm" svg:height="0.63cm" draw:z-index="1"><draw:text-box><text:p text:style-name="MP4">Кафедра<text:span text:style-name="MT5"> </text:span>механики,<text:span text:style-name="MT6"> </text:span>мехатроники<text:span text:style-name="MT7"> </text:span>и<text:span text:style-name="MT8"> </text:span>робототехники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text:anchor-type="char" svg:x="4.944cm" svg:y="1.265cm" svg:width="11cm" svg:height="1.185cm" draw:z-index="4"><draw:text-box><text:p text:style-name="MP2"><text:span text:style-name="MT1">МИНОБРНАУКИ</text:span><text:span text:style-name="MT2"> </text:span><text:span text:style-name="MT1">РОССИИ</text:span></text:p><text:p text:style-name="MP3"><text:span text:style-name="MT1">«Юго-Западный</text:span><text:span text:style-name="MT3"> </text:span><text:span text:style-name="MT1">государственный</text:span><text:span text:style-name="MT4"> </text:span><text:span text:style-name="MT1">университет»</text:span></text:p></draw:text-box></draw:frame><draw:frame draw:style-name="Mfr1" text:anchor-type="char" svg:x="5.158cm" svg:y="2.932cm" svg:width="10.791cm" svg:height="0.63cm" draw:z-index="3"><draw:text-box><text:p text:style-name="MP4">Кафедра<text:span text:style-name="MT5"> </text:span>механики,<text:span text:style-name="MT6"> </text:span>мехатроники<text:span text:style-name="MT7"> </text:span>и<text:span text:style-name="MT8"> </text:span>робототехники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creation-date>2022-04-10T07:22:28</meta:creation-date>
    <dc:date>2022-04-10T10:55:52.951000000</dc:date>
    <meta:editing-duration>PT19M</meta:editing-duration>
    <meta:generator>LibreOffice/7.2.2.2$Windows_X86_64 LibreOffice_project/02b2acce88a210515b4a5bb2e46cbfb63fe97d56</meta:generator>
    <meta:editing-cycles>4</meta:editing-cycles>
    <meta:document-statistic meta:table-count="4" meta:image-count="1" meta:object-count="0" meta:page-count="2" meta:paragraph-count="58" meta:word-count="252" meta:character-count="1570" meta:non-whitespace-character-count="1364"/>
    <meta:user-defined meta:name="AppVersion">12.0000</meta:user-defined>
    <meta:user-defined meta:name="Created" meta:value-type="date">2022-02-22T00:00:00</meta:user-defined>
    <meta:user-defined meta:name="Creator">Microsoft® Word LTSC</meta:user-defined>
    <meta:user-defined meta:name="LastSaved" meta:value-type="date">2022-04-10T00:00:00</meta:user-defined>
    <meta:template xlink:type="simple" xlink:actuate="onRequest" xlink:title="Normal" xlink:href=""/>
  </office:meta>
</office:document-meta>
</file>